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Bradley Hand ITC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 style:list-style-name="L5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24pt" style:font-size-asian="24pt" style:font-size-complex="24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24pt" style:font-size-asian="24pt" style:font-size-complex="24pt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24pt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2" style:family="paragraph" style:parent-style-name="Text_20_body" style:list-style-name="L2"/>
    <style:style style:name="P13" style:family="paragraph" style:parent-style-name="Text_20_body">
      <style:paragraph-properties fo:margin-top="0cm" fo:margin-bottom="0cm"/>
      <style:text-properties fo:font-size="18pt" style:font-size-asian="18pt" style:font-size-complex="18pt"/>
    </style:style>
    <style:style style:name="P14" style:family="paragraph" style:parent-style-name="Text_20_body" style:list-style-name="L2">
      <style:paragraph-properties fo:margin-top="0cm" fo:margin-bottom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ash_20_9" svg:stroke-width="0cm" svg:stroke-color="#808080" draw:marker-start="" draw:marker-start-width="0.199cm" draw:marker-start-center="false" draw:marker-end="" draw:marker-end-width="0.199cm" draw:marker-end-center="false" draw:fill="solid" draw:fill-color="#ffff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10" svg:stroke-width="0cm" svg:stroke-color="#808080" draw:marker-start="" draw:marker-start-width="0.199cm" draw:marker-start-center="false" draw:marker-end="" draw:marker-end-width="0.199cm" draw:marker-end-center="false" draw:fill="solid" draw:fill-color="#00ff66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Dash_20_11" svg:stroke-width="0cm" svg:stroke-color="#808080" draw:marker-start="" draw:marker-start-width="0.199cm" draw:marker-start-center="false" draw:marker-end="" draw:marker-end-width="0.199cm" draw:marker-end-center="false" draw:fill="solid" draw:fill-color="#3333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Dash_20_12" svg:stroke-width="0cm" svg:stroke-color="#808080" draw:marker-start="" draw:marker-start-width="0.199cm" draw:marker-start-center="false" draw:marker-end="" draw:marker-end-width="0.199cm" draw:marker-end-center="false" draw:fill="solid" draw:fill-color="#cc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Dash_20_13" svg:stroke-width="0cm" svg:stroke-color="#808080" draw:marker-start="" draw:marker-start-width="0.199cm" draw:marker-start-center="false" draw:marker-end="" draw:marker-end-width="0.199cm" draw:marker-end-center="false" draw:fill="solid" draw:fill-color="#ff3333" draw:fill-image-width="0cm" draw:fill-image-height="0cm" draw:textarea-horizontal-align="justify" draw:textarea-vertical-align="middle" draw:fit-to-size="tru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Dash_20_14" svg:stroke-width="0cm" svg:stroke-color="#000000" draw:marker-start="" draw:marker-start-width="0.199cm" draw:marker-start-center="false" draw:marker-end="Arrow" draw:marker-end-width="0.3cm" draw:marker-end-center="false" draw:fill="none" draw:fill-color="#cc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draw:stroke-dash="Dash_20_15" svg:stroke-width="0cm" svg:stroke-color="#000000" draw:marker-start="" draw:marker-start-width="0.199cm" draw:marker-start-center="false" draw:marker-end="Arrow" draw:marker-end-width="0.3cm" draw:marker-end-center="false" draw:fill="none" draw:fill-color="#cc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draw:stroke-dash="Dash_20_17" svg:stroke-width="0cm" svg:stroke-color="#000000" draw:marker-start="" draw:marker-start-width="0.199cm" draw:marker-start-center="false" draw:marker-end="Arrow" draw:marker-end-width="0.3cm" draw:marker-end-center="false" draw:fill="none" draw:fill-color="#cc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draw:stroke-dash="Dash_20_18" svg:stroke-width="0cm" svg:stroke-color="#000000" draw:marker-start="" draw:marker-start-width="0.199cm" draw:marker-start-center="false" draw:marker-end="Arrow" draw:marker-end-width="0.3cm" draw:marker-end-center="false" draw:fill="none" draw:fill-color="#cc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interScOM</text:span></text:p>
      <text:p text:style-name="P1"><text:span text:style-name="T3">Project Guidelines from the Site :</text:span></text:p>
      <text:p text:style-name="P2"/>
      <text:p text:style-name="P4">Operations Management</text:p>
      <text:p text:style-name="P2"/>
      <text:p text:style-name="P2"/>
      <text:list xml:id="list4010283421347551605" text:style-name="L2">
        <text:list-item>
          <text:p text:style-name="P14"><text:span text:style-name="T1">Use Artificial Intelligence to automate the student enrollment process for pre, elementary, middle, and high schools. </text:span></text:p>
        </text:list-item>
      </text:list>
      <text:p text:style-name="P13"/>
      <text:p text:style-name="P13"/>
      <text:list xml:id="list36270123" text:continue-numbering="true" text:style-name="L2">
        <text:list-item>
          <text:p text:style-name="P14"><text:span text:style-name="T1">Develop a forum for guardians to post their questions/grievances wherein the school’s administrative staff can manage, review, and reply to these queries. </text:span></text:p>
        </text:list-item>
      </text:list>
      <text:p text:style-name="P13"/>
      <text:p text:style-name="P13"/>
      <text:list xml:id="list36272337" text:continue-numbering="true" text:style-name="L2">
        <text:list-item>
          <text:p text:style-name="P12"><text:span text:style-name="T1">Build an inventory management system for books and school supplies, wherein the administrator can place purchase orders with vendors, monitor stock movement, and track completed transactions by students/parents. 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Application Basic Architecture</text:p>
      <text:p text:style-name="P5"><draw:connector text:anchor-type="paragraph" draw:z-index="8" draw:style-name="gr9" draw:text-style-name="P17" svg:x1="13.487cm" svg:y1="4.754cm" svg:x2="8.913cm" svg:y2="7.717cm" draw:start-shape="id5" draw:start-glue-point="2" draw:end-shape="id2" draw:end-glue-point="0" svg:d="M13487 4754v1481h-4574v1482"><text:p/></draw:connector><draw:connector text:anchor-type="paragraph" draw:z-index="7" draw:style-name="gr8" draw:text-style-name="P17" svg:x1="4.154cm" svg:y1="4.778cm" svg:x2="8.913cm" svg:y2="7.717cm" draw:start-shape="id4" draw:start-glue-point="2" draw:end-shape="id2" draw:end-glue-point="0" svg:d="M4154 4778v1470h4759v1469"><text:p/></draw:connector><draw:connector text:anchor-type="paragraph" draw:z-index="6" draw:style-name="gr7" draw:text-style-name="P17" svg:x1="4.103cm" svg:y1="16.674cm" svg:x2="8.913cm" svg:y2="12.162cm" draw:start-shape="id3" draw:start-glue-point="0" draw:end-shape="id2" draw:end-glue-point="2" svg:d="M4103 16674v-2256h4810v-2256"><text:p/></draw:connector><draw:connector text:anchor-type="paragraph" draw:z-index="5" draw:style-name="gr6" draw:text-style-name="P17" svg:x1="13.065cm" svg:y1="16.824cm" svg:x2="8.913cm" svg:y2="12.162cm" draw:start-shape="id1" draw:end-shape="id2" draw:end-glue-point="2" svg:d="M13065 16824v-2330h-4152v-2332"><text:p/></draw:connector><draw:rect text:anchor-type="paragraph" draw:z-index="4" draw:style-name="gr5" draw:text-style-name="P17" xml:id="id2" draw:id="id2" svg:width="15.29cm" svg:height="4.446cm" svg:x="1.268cm" svg:y="7.717cm"><text:p text:style-name="P15"><text:span text:style-name="T5">Database</text:span></text:p></draw:rect><draw:ellipse text:anchor-type="paragraph" draw:z-index="3" draw:style-name="gr4" draw:text-style-name="P16" xml:id="id1" draw:id="id1" svg:width="7.416cm" svg:height="4.599cm" svg:x="9.357cm" svg:y="16.824cm"><text:p text:style-name="P15"><text:span text:style-name="T4">Student</text:span></text:p></draw:ellipse><draw:ellipse text:anchor-type="paragraph" draw:z-index="2" draw:style-name="gr3" draw:text-style-name="P16" xml:id="id3" draw:id="id3" svg:width="7.369cm" svg:height="5cm" svg:x="0.42cm" svg:y="16.674cm"><text:p text:style-name="P15"><text:span text:style-name="T4">Parent</text:span></text:p></draw:ellipse><draw:ellipse text:anchor-type="paragraph" draw:z-index="1" draw:style-name="gr2" draw:text-style-name="P16" xml:id="id5" draw:id="id5" svg:width="7.173cm" svg:height="3.869cm" svg:x="9.901cm" svg:y="0.885cm"><text:p text:style-name="P15"><text:span text:style-name="T4">Faculty</text:span></text:p></draw:ellipse><draw:ellipse text:anchor-type="paragraph" draw:z-index="0" draw:style-name="gr1" draw:text-style-name="P16" xml:id="id4" draw:id="id4" svg:width="7.568cm" svg:height="3.423cm" svg:x="0.37cm" svg:y="1.356cm"><text:p text:style-name="P15"><text:span text:style-name="T4">Admin</text:span></text:p></draw:ellips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dmin Features </text:p>
      <text:p text:style-name="P5"/>
      <text:list xml:id="list6900459252793305251" text:style-name="L3">
        <text:list-item>
          <text:p text:style-name="P8">Create All type of accounts</text:p>
        </text:list-item>
        <text:list-item>
          <text:p text:style-name="P8">Managerial rights in Forum</text:p>
        </text:list-item>
        <text:list-item>
          <text:p text:style-name="P8">Books and Supplies Procurement</text:p>
        </text:list-item>
        <text:list-item>
          <text:p text:style-name="P8">Attendance Management</text:p>
        </text:list-item>
        <text:list-item>
          <text:p text:style-name="P8">Timetable Management</text:p>
        </text:list-item>
      </text:list>
      <text:p text:style-name="P5"/>
      <text:p text:style-name="P5">Faculty Features</text:p>
      <text:p text:style-name="P5"/>
      <text:list xml:id="list5331225240498252571" text:style-name="L4">
        <text:list-item>
          <text:p text:style-name="P9">Assign assignments to students</text:p>
        </text:list-item>
        <text:list-item>
          <text:p text:style-name="P9">One to One Chat with Students/Parents</text:p>
        </text:list-item>
        <text:list-item>
          <text:p text:style-name="P9">Group Chat (Not Forum)</text:p>
        </text:list-item>
        <text:list-item>
          <text:p text:style-name="P9">Upload Lectures and Documents</text:p>
        </text:list-item>
        <text:list-item>
          <text:p text:style-name="P9">Can Answer in Forum</text:p>
        </text:list-item>
        <text:list-item>
          <text:p text:style-name="P9">Upload Mark Sheets / Student Reviews</text:p>
        </text:list-item>
      </text:list>
      <text:p text:style-name="P7"/>
      <text:p text:style-name="P5">Parent Features</text:p>
      <text:p text:style-name="P5"/>
      <text:list xml:id="list1026850385539649296" text:style-name="L5">
        <text:list-item>
          <text:p text:style-name="P10">Can view Student Performance / Grades</text:p>
        </text:list-item>
        <text:list-item>
          <text:p text:style-name="P10">Raise queries / complaints in forum</text:p>
        </text:list-item>
        <text:list-item>
          <text:p text:style-name="P10"><text:soft-page-break/>One to One Chat with Faculty</text:p>
        </text:list-item>
      </text:list>
      <text:p text:style-name="P7"/>
      <text:p text:style-name="P7"/>
      <text:list xml:id="list36274118" text:continue-numbering="true" text:style-name="L5">
        <text:list-header>
          <text:p text:style-name="P6">Student Features</text:p>
        </text:list-header>
      </text:list>
      <text:p text:style-name="P5"/>
      <text:list xml:id="list36267693" text:continue-numbering="true" text:style-name="L5">
        <text:list-item>
          <text:p text:style-name="P10">Can view Lectures / Assignments</text:p>
        </text:list-item>
        <text:list-item>
          <text:p text:style-name="P10">Can view Student Performance / Grades</text:p>
        </text:list-item>
        <text:list-item>
          <text:p text:style-name="P10">Raise queries / complaints in forum</text:p>
        </text:list-item>
        <text:list-item>
          <text:p text:style-name="P10">One to One Chat with Faculty</text:p>
        </text:list-item>
        <text:list-item>
          <text:p text:style-name="P10">Submit Assignments with file uploads</text:p>
        </text:list-item>
        <text:list-item>
          <text:p text:style-name="P10">Access to Class Group Chat</text:p>
        </text:list-item>
        <text:list-item>
          <text:p text:style-name="P10">Can view Timetable</text:p>
        </text:list-item>
      </text:list>
      <text:p text:style-name="P7"/>
      <text:p text:style-name="P5">Integration of AI :</text:p>
      <text:p text:style-name="P5"/>
      <text:p text:style-name="P11">//Todo:AI Needs to be Implemen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4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Tarun  Reddy</meta:initial-creator>
    <meta:creation-date>2020-09-23T15:02:39.19</meta:creation-date>
    <dc:date>2020-09-23T16:04:13.16</dc:date>
    <dc:creator>K Tarun  Reddy</dc:creator>
    <meta:editing-duration>PT13M30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4" meta:paragraph-count="34" meta:word-count="219" meta:character-count="1326"/>
  </office:meta>
</office:document-meta>
</file>